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VDD (v)</text:p>
          </table:table-cell>
          <table:table-cell office:value-type="string">
            <text:p>Worst Case Delay (ps)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664">
            <text:p>664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69">
            <text:p>1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11/16/2013</text:date>, <text:time>22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waites </meta:initial-creator>
    <meta:creation-date>2013-11-16T21:24:54</meta:creation-date>
    <meta:generator>OpenOffice.org/3.1$Linux OpenOffice.org_project/310m19$Build-9420</meta:generator>
    <dc:date>2013-11-16T22:00:48</dc:date>
    <dc:creator>Thwaites </dc:creator>
    <meta:editing-duration>PT00H35M55S</meta:editing-duration>
    <meta:editing-cycles>9</meta:editing-cycles>
    <meta:document-statistic meta:table-count="3" meta:cell-count="18" meta:object-count="0"/>
  </office:meta>
</office:document-meta>
</file>